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full-path="Object 5/" manifest:media-type="application/vnd.oasis.opendocument.chart"/>
  <manifest:file-entry manifest:full-path="Object 5/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fill="none" draw:fill-color="#FFFFFF" draw:stroke="none" svg:stroke-color="#000000" fo:wrap-option="wrap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fill="none" draw:fill-color="#FFFFFF" draw:stroke="none" svg:stroke-color="#000000" fo:wrap-option="wrap"/>
    </style:style>
    <style:style style:name="gr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3c563f2d63745d9835c6babcd9208ebe" style:family="paragraph">
      <style:paragraph-properties fo:text-align="center"/>
    </style:style>
    <style:style style:name="P_9966e65f85be4a026d0a7a25582a0418" style:family="paragraph">
      <style:paragraph-properties fo:text-align="center"/>
    </style:style>
    <style:style style:name="P_ae7eeafb5305e6afa6de2c008bc19758" style:family="paragraph">
      <style:paragraph-properties fo:text-align="center"/>
    </style:style>
    <style:style style:name="P_52fd06684b4c79115ff5530b99027be6" style:family="paragraph">
      <style:paragraph-properties fo:text-align="center"/>
    </style:style>
    <style:style style:name="T_da0705b2e7c22a3d35ea9002bba23116" style:family="text">
      <style:text-properties fo:color="#E06B20" fo:font-family="Calibri" fo:font-size="70pt" fo:font-weight="bold"/>
    </style:style>
    <style:style style:name="T_f956b446aae8e34d34356ce1421805bc" style:family="text">
      <style:text-properties fo:color="#E06B20" fo:font-family="Calibri" fo:font-size="40pt"/>
    </style:style>
    <style:style style:name="T_b1e5b826d3558249b9bd87d3c1d1b77c" style:family="text">
      <style:text-properties fo:color="#E06B20" fo:font-family="Calibri" fo:font-size="60pt" fo:font-weight="bold"/>
    </style:style>
    <style:style style:name="T_ebdf53ef9ed6a146d2e5fd13b858c006" style:family="text">
      <style:text-properties fo:color="#E06B20" fo:font-family="Calibri" fo:font-size="35pt"/>
    </style:style>
  </office:automatic-styles>
  <office:body>
    <office:presentation>
      <draw:page draw:name="page0" draw:master-page-name="Standard">
        <draw:frame draw:style-name="gr1" svg:width="15.875cm" svg:height="7.938cm" svg:x="4.498cm" svg:y="5.821cm">
          <draw:text-box>
            <text:p text:style-name="P_3c563f2d63745d9835c6babcd9208ebe">
       <text:span text:style-name="T_da0705b2e7c22a3d35ea9002bba23116">Sprint #4</text:span>
      </text:p>
          </draw:text-box>
        </draw:frame>
        <draw:frame draw:style-name="gr2" svg:width="15.875cm" svg:height="7.938cm" svg:x="4.498cm" svg:y="9.260cm">
          <draw:text-box>
            <text:p text:style-name="P_9966e65f85be4a026d0a7a25582a0418">
       <text:span text:style-name="T_f956b446aae8e34d34356ce1421805bc">Poc PHPPowerPoint</text:span>
      </text:p>
          </draw:text-box>
        </draw:frame>
      </draw:page>
      <draw:page draw:name="page1" draw:master-page-name="Standard">
        <draw:frame draw:style-name="gr3" svg:width="25.135cm" svg:height="7.938cm" svg:x="0.132cm" svg:y="1.323cm">
          <draw:text-box>
            <text:p text:style-name="P_ae7eeafb5305e6afa6de2c008bc19758">
       <text:span text:style-name="T_b1e5b826d3558249b9bd87d3c1d1b77c">Sprint #4</text:span>
      </text:p>
          </draw:text-box>
        </draw:frame>
        <draw:frame draw:style-name="gr4" svg:width="25.135cm" svg:height="26.458cm" svg:x="0.132cm" svg:y="5.821cm">
          <draw:text-box>
            <text:p text:style-name="P_52fd06684b4c79115ff5530b99027be6">
       <text:span text:style-name="T_ebdf53ef9ed6a146d2e5fd13b858c006">Poc PHPPowerPoint</text:span>
      </text:p>
          </draw:text-box>
        </draw:frame>
      </draw:page>
      <draw:page draw:name="page2" draw:master-page-name="Standard">
        <draw:frame draw:name="PHPPowerPoint Daily Downloads" svg:x="3.175cm" svg:y="2.117cm" svg:height="14.552cm" svg:width="18.521cm">
          <draw:object xlink:href="./Object 5" xlink:type="simple" xlink:show="embed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it-thothmedia Team</dc:creator>
    <dc:date>2014-10-09T11:44:31.000</dc:date>
    <dc:description>Sample 01 Description</dc:description>
    <dc:subject>Poc PHPPowerPoint</dc:subject>
    <dc:title>Sprint #4</dc:title>
    <meta:creation-date>2014-10-09T11:44:31.000</meta:creation-date>
    <meta:initial-creator>PHPOffice</meta:initial-creator>
    <meta:keyword>office 2007 openxml libreoffice odt php</meta:keyword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styleChart" style:family="chart">
      <style:graphic-properties draw:stroke="solid" draw:fill-color="#E06B20"/>
    </style:style>
    <style:style style:name="styleAxisX" style:family="chart">
      <style:chart-properties chart:display-label="true"/>
    </style:style>
    <style:style style:name="styleAxisY" style:family="chart">
      <style:chart-properties chart:display-label="true"/>
    </style:style>
    <style:style style:name="styleSeries0" style:family="chart">
      <style:chart-properties chart:data-label-number="value" chart:label-position="right" chart:symbol-type="automatic"/>
      <style:graphic-properties svg:stroke-width="0.079cm" svg:stroke-color="#4a7ebb" draw:fill-color="#4a7ebb"/>
      <style:text-properties fo:color="#000000" fo:font-family="Calibri" fo:font-size="9pt"/>
    </style:style>
    <style:style style:name="styleFloor" style:family="chart">
      <style:graphic-properties draw:fill="none" draw:stroke="solid" svg:stroke-width="0.026cm" svg:stroke-color="#878787"/>
    </style:style>
    <style:style style:name="styleLegend" style:family="chart">
      <style:text-properties fo:color="#000000" fo:font-family="Calibri" fo:font-size="10pt" fo:font-style="italic"/>
    </style:style>
    <style:style style:name="stylePlotArea" style:family="chart">
      <style:chart-properties chart:data-label-number="value"/>
    </style:style>
    <style:style style:name="styleTitle" style:family="chart">
      <style:text-properties fo:color="#000000" fo:font-family="Calibri" fo:font-size="18pt" fo:font-style="italic"/>
    </style:style>
    <style:style style:name="styleWall" style:family="chart">
      <style:graphic-properties draw:fill="solid" draw:fill-color="#FFFFFF"/>
    </style:style>
  </office:automatic-styles>
  <office:body>
    <office:chart>
      <chart:chart svg:width="18.521cm" svg:height="14.552cm" xlink:href="." xlink:type="simple" chart:style-name="styleChart" chart:class="chart:line">
        <chart:title svg:x="0.000cm" svg:y="0.000cm" chart:style-name="styleTitle">
          <text:p>PHPPowerPoint Daily Downloads</text:p>
        </chart:title>
        <chart:legend chart:legend-position="end" svg:x="0.000cm" svg:y="0.000cm" style:legend-expansion="high" chart:style-name="styleLegend"/>
        <chart:plot-area chart:style-name="stylePlotArea">
          <chart:axis chart:dimension="x" chart:name="primary-x" chartooo:axis-type="text" chart:style-name="styleAxisX">
            <chart:categories table:cell-range-address="table-local.$A$2:.$A$8"/>
          </chart:axis>
          <chart:axis chart:dimension="y" chart:name="primary-y" chart:style-name="styleAxisY"/>
          <chart:series chart:values-cell-range-address="table-local.$B$2:.$B$8" chart:label-cell-address="table-local.$B$1" chart:class="chart:line" chart:style-name="styleSeries0">
            <chart:data-point chart:repeated="7"/>
          </chart:series>
          <chart:wall chart:style-name="styleWall"/>
          <chart:floor chart:style-name="styleFloor"/>
        </chart:plot-area>
        <table:table table:name="table-local">
          <table:table-header-columns>
            <table:table-column/>
          </table:table-header-columns>
          <table:table-header-rows>
            <table:table-row>
              <table:table-cell office:value="string">
                <text:p/>
              </table:table-cell>
              <table:table-cell office:value="string">
                <text:p>Downloads</text:p>
              </table:table-cell>
            </table:table-row>
          </table:table-header-rows>
          <table:table-rows>
            <table:table-row>
              <table:table-cell office:value-type="string">
                <text:p>Monday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